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, Arial" style:font-family-generic="roman" style:font-pitch="variable"/>
    <style:font-face style:name="Noto Sans" svg:font-family="'Noto Sans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665in"/>
    </style:style>
    <style:style style:name="co5" style:family="table-column">
      <style:table-column-properties fo:break-before="auto" style:column-width="0.469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0937in"/>
    </style:style>
    <style:style style:name="co9" style:family="table-column">
      <style:table-column-properties fo:break-before="auto" style:column-width="0.2398in"/>
    </style:style>
    <style:style style:name="co10" style:family="table-column">
      <style:table-column-properties fo:break-before="auto" style:column-width="1.5209in"/>
    </style:style>
    <style:style style:name="co11" style:family="table-column">
      <style:table-column-properties fo:break-before="auto" style:column-width="1.6043in"/>
    </style:style>
    <style:style style:name="co12" style:family="table-column">
      <style:table-column-properties fo:break-before="auto" style:column-width="0.1043in"/>
    </style:style>
    <style:style style:name="co13" style:family="table-column">
      <style:table-column-properties fo:break-before="auto" style:column-width="1.4165in"/>
    </style:style>
    <style:style style:name="co14" style:family="table-column">
      <style:table-column-properties fo:break-before="auto" style:column-width="1.5764in"/>
    </style:style>
    <style:style style:name="co15" style:family="table-column">
      <style:table-column-properties fo:break-before="auto" style:column-width="1.5102in"/>
    </style:style>
    <style:style style:name="co16" style:family="table-column">
      <style:table-column-properties fo:break-before="auto" style:column-width="1.4071in"/>
    </style:style>
    <style:style style:name="co17" style:family="table-column">
      <style:table-column-properties fo:break-before="auto" style:column-width="0.4925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0.5154in"/>
    </style:style>
    <style:style style:name="co20" style:family="table-column">
      <style:table-column-properties fo:break-before="auto" style:column-width="0.802in"/>
    </style:style>
    <style:style style:name="co21" style:family="table-column">
      <style:table-column-properties fo:break-before="auto" style:column-width="0.4193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618in" fo:break-before="auto" style:use-optimal-row-height="false"/>
    </style:style>
    <style:style style:name="ro4" style:family="table-row">
      <style:table-row-properties style:row-height="1.0138in" fo:break-before="auto" style:use-optimal-row-height="false"/>
    </style:style>
    <style:style style:name="ro5" style:family="table-row">
      <style:table-row-properties style:row-height="1.42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size="8pt" style:font-size-asian="8pt" style:font-size-complex="8pt"/>
    </style:style>
    <style:style style:name="ce59" style:family="table-cell" style:parent-style-name="Default" style:data-style-name="N202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fo:language="es" fo:country="ES" fo:font-weight="bold" style:font-name-asian="Droid Sans" style:font-size-asian="8pt" style:font-weight-asian="bold" style:font-name-complex="FreeSans" style:font-size-complex="8pt" style:font-weight-complex="bold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8pt" fo:language="en" fo:country="US" style:font-name-asian="Noto Sans" style:font-size-asian="8pt" style:font-name-complex="Liberation Sans2" style:font-size-complex="8pt"/>
    </style:style>
    <style:style style:name="ce15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20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#83caff"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size="8pt" style:font-size-asian="8pt" style:font-size-complex="8pt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2.342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/>
      <table:table table:name="item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6" table:default-cell-style-name="ce1"/>
        <table:table-column table:style-name="co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4" office:value-type="string" calcext:value-type="string">
            <text:p>%</text:p>
          </table:table-cell>
          <table:table-cell table:style-name="ce54" office:value-type="string" calcext:value-type="string">
            <text:p>puntos</text:p>
          </table:table-cell>
          <table:table-cell table:number-columns-repeated="2"/>
          <table:table-cell table:style-name="ce55"/>
          <table:table-cell table:style-name="ce54" office:value-type="string" calcext:value-type="string">
            <text:p>Criterios</text:p>
          </table:table-cell>
          <table:table-cell table:style-name="ce57" office:value-type="string" calcext:value-type="string">
            <text:p>Porcentaje</text:p>
          </table:table-cell>
          <table:table-cell table:style-name="ce57" office:value-type="string" calcext:value-type="string">
            <text:p>Puntos</text:p>
          </table:table-cell>
          <table:table-cell table:style-name="ce54" office:value-type="string" calcext:value-type="string">
            <text:p>Nota</text:p>
          </table:table-cell>
          <table:table-cell table:number-columns-repeated="1013"/>
        </table:table-row>
        <table:table-row table:style-name="ro1">
          <table:table-cell/>
          <table:table-cell table:style-name="ce53" office:value-type="string" calcext:value-type="string">
            <text:p>Proyecto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table:formula="of:=[detalle.J4]" office:value-type="float" office:value="10" calcext:value-type="float">
            <text:p>10</text:p>
          </table:table-cell>
          <table:table-cell table:style-name="ce53" table:formula="of:=[.C3]*[.D3]" office:value-type="float" office:value="1000" calcext:value-type="float">
            <text:p>1000</text:p>
          </table:table-cell>
          <table:table-cell/>
          <table:table-cell table:style-name="ce56" office:value-type="string" calcext:value-type="string">
            <text:p>N</text:p>
          </table:table-cell>
          <table:table-cell table:style-name="ce53" office:value-type="string" calcext:value-type="string">
            <text:p>No cumple</text:p>
          </table:table-cell>
          <table:table-cell table:style-name="ce58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.0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/>
          <table:table-cell table:style-name="ce56" office:value-type="string" calcext:value-type="string">
            <text:p>I</text:p>
          </table:table-cell>
          <table:table-cell table:style-name="ce53" office:value-type="string" calcext:value-type="string">
            <text:p>Insuficiente</text:p>
          </table:table-cell>
          <table:table-cell table:style-name="ce58" office:value-type="float" office:value="0.34" calcext:value-type="float">
            <text:p>0.34</text:p>
          </table:table-cell>
          <table:table-cell table:style-name="ce56" office:value-type="float" office:value="34" calcext:value-type="float">
            <text:p>34</text:p>
          </table:table-cell>
          <table:table-cell table:style-name="ce59" office:value-type="float" office:value="3" calcext:value-type="float">
            <text:p>3.0</text:p>
          </table:table-cell>
          <table:table-cell table:number-columns-repeated="1013"/>
        </table:table-row>
        <table:table-row table:style-name="ro3">
          <table:table-cell/>
          <table:table-cell table:style-name="Default" table:number-columns-repeated="4"/>
          <table:table-cell/>
          <table:table-cell table:style-name="ce56" office:value-type="string" calcext:value-type="string">
            <text:p>S</text:p>
          </table:table-cell>
          <table:table-cell table:style-name="ce53" office:value-type="string" calcext:value-type="string">
            <text:p>Suficiente</text:p>
          </table:table-cell>
          <table:table-cell table:style-name="ce58" office:value-type="float" office:value="0.51" calcext:value-type="float">
            <text:p>0.51</text:p>
          </table:table-cell>
          <table:table-cell table:style-name="ce56" office:value-type="float" office:value="51" calcext:value-type="float">
            <text:p>51</text:p>
          </table:table-cell>
          <table:table-cell table:style-name="ce59" office:value-type="float" office:value="4" calcext:value-type="float">
            <text:p>4.0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/>
          <table:table-cell table:style-name="ce56" office:value-type="string" calcext:value-type="string">
            <text:p>B</text:p>
          </table:table-cell>
          <table:table-cell table:style-name="ce53" office:value-type="string" calcext:value-type="string">
            <text:p>Bueno</text:p>
          </table:table-cell>
          <table:table-cell table:style-name="ce58" office:value-type="float" office:value="0.84" calcext:value-type="float">
            <text:p>0.84</text:p>
          </table:table-cell>
          <table:table-cell table:style-name="ce56" office:value-type="float" office:value="84" calcext:value-type="float">
            <text:p>84</text:p>
          </table:table-cell>
          <table:table-cell table:style-name="ce59" office:value-type="float" office:value="6" calcext:value-type="float">
            <text:p>6.0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/>
          <table:table-cell table:style-name="ce56" office:value-type="string" calcext:value-type="string">
            <text:p>MB</text:p>
          </table:table-cell>
          <table:table-cell table:style-name="ce53" office:value-type="string" calcext:value-type="string">
            <text:p>Muy Bueno</text:p>
          </table:table-cell>
          <table:table-cell table:style-name="ce58" office:value-type="float" office:value="1" calcext:value-type="float">
            <text:p>1.00</text:p>
          </table:table-cell>
          <table:table-cell table:style-name="ce56" office:value-type="float" office:value="100" calcext:value-type="float">
            <text:p>100</text:p>
          </table:table-cell>
          <table:table-cell table:style-name="ce59"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 table:style-name="Default" table:number-columns-repeated="5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lle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55"/>
        <table:table-column table:style-name="co22" table:number-columns-repeated="965" table:default-cell-style-name="ce1"/>
        <table:table-column table:style-name="co22" table:number-columns-repeated="15" table:default-cell-style-name="ce60"/>
        <table:table-column table:style-name="co6" table:default-cell-style-name="ce60"/>
        <table:table-column table:style-name="co22" table:number-columns-repeated="2" table:default-cell-style-name="Default"/>
        <table:table-column table:style-name="co6" table:number-columns-repeated="2" table:default-cell-style-name="Default"/>
        <table:table-row table:style-name="ro2">
          <table:table-cell table:number-columns-repeated="5"/>
          <table:table-cell table:style-name="ce68" table:formula="of:=[$items.B3]" office:value-type="string" office:string-value="Proyecto" calcext:value-type="string" table:number-columns-spanned="5" table:number-rows-spanned="1">
            <text:p>Proyecto</text:p>
          </table:table-cell>
          <table:covered-table-cell table:number-columns-repeated="4" table:style-name="ce55"/>
          <table:table-cell table:number-columns-repeated="990"/>
        </table:table-row>
        <table:table-row table:style-name="ro4">
          <table:table-cell table:number-columns-repeated="2"/>
          <table:table-cell table:style-name="ce64" office:value-type="string" calcext:value-type="string" table:number-columns-spanned="2" table:number-rows-spanned="1">
            <text:p>Diseño e implementación de algoritmos paralelos</text:p>
          </table:table-cell>
          <table:covered-table-cell/>
          <table:table-cell/>
          <table:table-cell table:style-name="ce69" office:value-type="string" calcext:value-type="string">
            <text:p>Avance1: Informe y presentación algoritmo(s) a paralelizar.</text:p>
          </table:table-cell>
          <table:table-cell table:style-name="ce69" office:value-type="string" calcext:value-type="string">
            <text:p>Avance2: Informe y presentación perfil del (los) algoritmo(s), identificación de cuellos de botella (bottlenecks) y partes potencialmente paralelizables, propuestas de paralelización.</text:p>
          </table:table-cell>
          <table:table-cell table:style-name="ce69" office:value-type="string" calcext:value-type="string">
            <text:p>Avance3: Informe y presentación resultados preliminares algoritmos paralelos implementados.</text:p>
          </table:table-cell>
          <table:table-cell table:style-name="ce69" office:value-type="string" calcext:value-type="string">
            <text:p>Avence4: Informe y presentación final de resultados.</text:p>
          </table:table-cell>
          <table:table-cell table:style-name="ce71"/>
          <table:table-cell table:number-columns-repeated="990"/>
        </table:table-row>
        <table:table-row table:style-name="ro5">
          <table:table-cell/>
          <table:table-cell table:style-name="ce11"/>
          <table:table-cell table:style-name="ce65" office:value-type="string" calcext:value-type="string" table:number-columns-spanned="2" table:number-rows-spanned="1">
            <text:p>El proyecto consiste en seleccionar un algoritmo o programa serial de cualquier ámbito, el cual debe ser analizado para entender su funcionamiento e identificar partes donde poder explotar el paralelismo y mejorar así los tiempos de respuesta. Se debe diseñar, implementar y medir el rendimiento del programa paralelo. El modelo de programación paralela a utilizar es para un sistema de memoria compartida (shared-memory), sin embargo, será bien considerado alguna implementación sobre un sistema de de memoria distribuida (distributed-memory).</text:p>
          </table:table-cell>
          <table:covered-table-cell table:style-name="ce11"/>
          <table:table-cell table:style-name="ce11"/>
          <table:table-cell table:style-name="ce69" office:value-type="string" calcext:value-type="string">
            <text:p>Describe el o los algoritmos, explica su funcionamiento.</text:p>
          </table:table-cell>
          <table:table-cell table:style-name="ce69" office:value-type="string" calcext:value-type="string">
            <text:p>Describe entorno de experimentación (hardware, librerías/compiladores, versiones, etc), datos de prueba, muestra perfil de los algoritmos identificando procentajes de utilización de funciones, muestra tiempos de ejecución, propone funciones paralelizables identificando posibles dependencias.</text:p>
          </table:table-cell>
          <table:table-cell table:style-name="ce69" office:value-type="string" calcext:value-type="string">
            <text:p>Muestra resultados preliminares: elapsed times (tiempos de ejecución), speedups (aceleraciones) y efficiency (eficiencia) de las implementaciones paralelas. Muestra análisis de balance de carga de diferentes planificadores mediante trazas.</text:p>
          </table:table-cell>
          <table:table-cell table:style-name="ce69" office:value-type="string" calcext:value-type="string">
            <text:p>Consolidación de los resultados. Incluir en este informe: introducción, conclusión, trabajo futuro y bibliografía.</text:p>
          </table:table-cell>
          <table:table-cell table:style-name="ce71" office:value-type="string" calcext:value-type="string">
            <text:p>Total</text:p>
          </table:table-cell>
          <table:table-cell table:style-name="ce11"/>
          <table:table-cell table:style-name="ce73" table:formula="of:=[items.B3]" office:value-type="string" office:string-value="Proyecto" calcext:value-type="string">
            <text:p>Proyecto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Nota</text:p>
          </table:table-cell>
          <table:table-cell table:style-name="ce76"/>
          <table:table-cell table:style-name="ce11" table:number-columns-repeated="965"/>
          <table:table-cell table:number-columns-repeated="20"/>
        </table:table-row>
        <table:table-row table:style-name="ro2">
          <table:table-cell table:number-columns-repeated="2"/>
          <table:table-cell table:style-name="ce61" table:number-columns-repeated="3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2.5" calcext:value-type="float">
            <text:p>2.5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table:formula="of:=SUM([.F4:.I4])" office:value-type="float" office:value="10" calcext:value-type="float">
            <text:p>10</text:p>
          </table:table-cell>
          <table:table-cell table:style-name="ce61"/>
          <table:table-cell table:style-name="ce54" table:formula="of:=([.J4]*[items.$C$3])/[items.$D$3]" office:value-type="float" office:value="100" calcext:value-type="float">
            <text:p>100</text:p>
          </table:table-cell>
          <table:table-cell table:style-name="ce54" table:formula="of:=SUM([.L4:.L4])" office:value-type="float" office:value="100" calcext:value-type="float">
            <text:p>100</text:p>
          </table:table-cell>
          <table:table-cell table:style-name="ce54"/>
          <table:table-cell table:style-name="ce77"/>
          <table:table-cell table:style-name="ce61" table:number-columns-repeated="965"/>
          <table:table-cell table:number-columns-repeated="20"/>
        </table:table-row>
        <table:table-row table:style-name="ro2">
          <table:table-cell/>
          <table:table-cell table:style-name="ce63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1">
            <text:p>HÉCTOR ADOLFO AYALA PEÑAILILLO</text:p>
          </table:table-cell>
          <table:covered-table-cell table:style-name="ce15"/>
          <table:table-cell table:style-name="ce61"/>
          <table:table-cell table:style-name="ce70" office:value-type="string" calcext:value-type="string">
            <office:annotation draw:style-name="gr1" svg:width="1.1413in" svg:height="0.8567in" svg:x="5.2154in" svg:y="2.235in" draw:caption-point-x="-0.2402in" draw:caption-point-y="0.5945in">
              <dc:creator>Unknown Author</dc:creator>
              <dc:date>2024-10-10T13:53:00</dc:date>
              <text:p>- algoritmo: extremal optimization.</text:p>
              <text:p/>
              <text:p>- </text:p>
            </office:annotation>
            <text:p>MB</text:p>
          </table:table-cell>
          <table:table-cell table:style-name="ce70" table:number-columns-repeated="3"/>
          <table:table-cell table:style-name="ce72" table:formula="of:=(CTP([.F5])*[.$F$4]+CTP([.G5])*[.$G$4]+CTP([.H5])*[.$H$4]+CTP([.I5])*[.$I$4])" office:value-type="string" office:string-value="" calcext:value-type="error">
            <text:p>#VALUE!</text:p>
          </table:table-cell>
          <table:table-cell/>
          <table:table-cell table:style-name="ce74" table:formula="of:=([.J5]*[items.$C$3])/[items.$D$3]" office:value-type="string" office:string-value="" calcext:value-type="error">
            <text:p>#VALUE!</text:p>
          </table:table-cell>
          <table:table-cell table:style-name="ce74" table:formula="of:=SUM([.L5:.L5])" office:value-type="string" office:string-value="" calcext:value-type="error">
            <text:p>#VALUE!</text:p>
          </table:table-cell>
          <table:table-cell table:style-name="ce72" table:formula="of:=IF([.$M$4]&lt;[.M5];&quot;E&quot;;ROUND(TRUNC(IF([.M5]&lt;51;3*[.M5]/51+1;3*([.M5]-51)/49+4);2);1))" office:value-type="string" office:string-value="" calcext:value-type="error">
            <text:p>#VALUE!</text:p>
          </table:table-cell>
          <table:table-cell table:number-columns-repeated="986"/>
        </table:table-row>
        <table:table-row table:style-name="ro2">
          <table:table-cell/>
          <table:table-cell table:style-name="ce63"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JOSÉ IGNACIO BENAVENTE ALBORNOZ</text:p>
          </table:table-cell>
          <table:covered-table-cell table:style-name="ce15"/>
          <table:table-cell table:style-name="ce61"/>
          <table:table-cell table:style-name="ce70" office:value-type="string" calcext:value-type="string">
            <office:annotation draw:style-name="gr1" svg:width="1.1413in" svg:height="0.7083in" svg:x="5.2154in" svg:y="2.4268in" draw:caption-point-x="-0.2402in" draw:caption-point-y="0.5945in">
              <dc:creator>Unknown Author</dc:creator>
              <dc:date>2024-10-10T14:12:00</dc:date>
              <text:p>- calculo de PI con montecarlo.</text:p>
            </office:annotation>
            <text:p>MB</text:p>
          </table:table-cell>
          <table:table-cell table:style-name="ce70" table:number-columns-repeated="3"/>
          <table:table-cell table:style-name="ce72" table:formula="of:=(CTP([.F6])*[.$F$4]+CTP([.G6])*[.$G$4]+CTP([.H6])*[.$H$4]+CTP([.I6])*[.$I$4])" office:value-type="string" office:string-value="" calcext:value-type="error">
            <text:p>#VALUE!</text:p>
          </table:table-cell>
          <table:table-cell/>
          <table:table-cell table:style-name="ce74" table:formula="of:=([.J6]*[items.$C$3])/[items.$D$3]" office:value-type="string" office:string-value="" calcext:value-type="error">
            <text:p>#VALUE!</text:p>
          </table:table-cell>
          <table:table-cell table:style-name="ce74" table:formula="of:=SUM([.L6:.L6])" office:value-type="string" office:string-value="" calcext:value-type="error">
            <text:p>#VALUE!</text:p>
          </table:table-cell>
          <table:table-cell table:style-name="ce72" table:formula="of:=IF([.$M$4]&lt;[.M6];&quot;E&quot;;ROUND(TRUNC(IF([.M6]&lt;51;3*[.M6]/51+1;3*([.M6]-51)/49+4);2);1))" office:value-type="string" office:string-value="" calcext:value-type="error">
            <text:p>#VALUE!</text:p>
          </table:table-cell>
          <table:table-cell table:number-columns-repeated="986"/>
        </table:table-row>
        <table:table-row table:style-name="ro2">
          <table:table-cell/>
          <table:table-cell table:style-name="ce63" office:value-type="float" office:value="3" calcext:value-type="float">
            <text:p>3</text:p>
          </table:table-cell>
          <table:table-cell table:style-name="ce15" office:value-type="string" calcext:value-type="string" table:number-columns-spanned="2" table:number-rows-spanned="1">
            <text:p>MAURICIO ANDRÉS FUENZALIDA CRUZ</text:p>
          </table:table-cell>
          <table:covered-table-cell table:style-name="ce15"/>
          <table:table-cell table:style-name="ce61"/>
          <table:table-cell table:style-name="ce70" office:value-type="string" calcext:value-type="string">
            <office:annotation draw:style-name="gr1" svg:width="1.1413in" svg:height="1.0122in" svg:x="5.2154in" svg:y="2.6185in" draw:caption-point-x="-0.2402in" draw:caption-point-y="0.5945in">
              <dc:creator>Unknown Author</dc:creator>
              <dc:date>2024-10-10T13:29:00</dc:date>
              <text:p>- multiplicación de matrices.</text:p>
              <text:p/>
              <text:p>- embarazosamente paralelizable.</text:p>
            </office:annotation>
            <text:p>MB</text:p>
          </table:table-cell>
          <table:table-cell table:style-name="ce70" table:number-columns-repeated="3"/>
          <table:table-cell table:style-name="ce72" table:formula="of:=(CTP([.F7])*[.$F$4]+CTP([.G7])*[.$G$4]+CTP([.H7])*[.$H$4]+CTP([.I7])*[.$I$4])" office:value-type="string" office:string-value="" calcext:value-type="error">
            <text:p>#VALUE!</text:p>
          </table:table-cell>
          <table:table-cell/>
          <table:table-cell table:style-name="ce74" table:formula="of:=([.J7]*[items.$C$3])/[items.$D$3]" office:value-type="string" office:string-value="" calcext:value-type="error">
            <text:p>#VALUE!</text:p>
          </table:table-cell>
          <table:table-cell table:style-name="ce74" table:formula="of:=SUM([.L7:.L7])" office:value-type="string" office:string-value="" calcext:value-type="error">
            <text:p>#VALUE!</text:p>
          </table:table-cell>
          <table:table-cell table:style-name="ce72" table:formula="of:=IF([.$M$4]&lt;[.M7];&quot;E&quot;;ROUND(TRUNC(IF([.M7]&lt;51;3*[.M7]/51+1;3*([.M7]-51)/49+4);2);1))" office:value-type="string" office:string-value="" calcext:value-type="error">
            <text:p>#VALUE!</text:p>
          </table:table-cell>
          <table:table-cell table:number-columns-repeated="986"/>
        </table:table-row>
        <table:table-row table:style-name="ro2">
          <table:table-cell/>
          <table:table-cell table:style-name="ce63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REYNALDO ANDRÉS RIVAS OLIVA</text:p>
          </table:table-cell>
          <table:covered-table-cell table:style-name="ce15"/>
          <table:table-cell/>
          <table:table-cell table:style-name="ce70" office:value-type="string" calcext:value-type="string">
            <office:annotation draw:style-name="gr2" svg:width="4.013in" svg:height="2.4213in" svg:x="0.7106in" svg:y="2.9795in" draw:caption-point-x="4.2646in" draw:caption-point-y="0.4252in">
              <dc:creator>Unknown Author</dc:creator>
              <dc:date>2024-10-10T13:14:00</dc:date>
              <text:p>- acceso secuencial a un vector de N datos para calcular números primos.</text:p>
              <text:p/>
              <text:p>- <text:s text:c="2"/>mejorar el cálculo de la complejidad algorítmica.</text:p>
              <text:p/>
              <text:p>- </text:p>
            </office:annotation>
            <text:p>B</text:p>
          </table:table-cell>
          <table:table-cell table:style-name="ce70" table:number-columns-repeated="3"/>
          <table:table-cell table:style-name="ce72" table:formula="of:=(CTP([.F8])*[.$F$4]+CTP([.G8])*[.$G$4]+CTP([.H8])*[.$H$4]+CTP([.I8])*[.$I$4])" office:value-type="string" office:string-value="" calcext:value-type="error">
            <text:p>#VALUE!</text:p>
          </table:table-cell>
          <table:table-cell/>
          <table:table-cell table:style-name="ce74" table:formula="of:=([.J8]*[items.$C$3])/[items.$D$3]" office:value-type="string" office:string-value="" calcext:value-type="error">
            <text:p>#VALUE!</text:p>
          </table:table-cell>
          <table:table-cell table:style-name="ce74" table:formula="of:=SUM([.L8:.L8])" office:value-type="string" office:string-value="" calcext:value-type="error">
            <text:p>#VALUE!</text:p>
          </table:table-cell>
          <table:table-cell table:style-name="ce72" table:formula="of:=IF([.$M$4]&lt;[.M8];&quot;E&quot;;ROUND(TRUNC(IF([.M8]&lt;51;3*[.M8]/51+1;3*([.M8]-51)/49+4);2);1))" office:value-type="string" office:string-value="" calcext:value-type="error">
            <text:p>#VALUE!</text:p>
          </table:table-cell>
          <table:table-cell table:number-columns-repeated="986"/>
        </table:table-row>
        <table:table-row table:style-name="ro2">
          <table:table-cell/>
          <table:table-cell table:style-name="ce63" office:value-type="float" office:value="5" calcext:value-type="float">
            <text:p>5</text:p>
          </table:table-cell>
          <table:table-cell table:style-name="ce15" office:value-type="string" calcext:value-type="string" table:number-columns-spanned="2" table:number-rows-spanned="1">
            <text:p>JOSÉ IGNACIO SÁEZ BRAVO</text:p>
          </table:table-cell>
          <table:covered-table-cell table:style-name="ce15"/>
          <table:table-cell/>
          <table:table-cell table:style-name="ce70" office:value-type="string" calcext:value-type="string">
            <office:annotation draw:style-name="gr1" svg:width="1.1413in" svg:height="0.7083in" svg:x="5.2154in" svg:y="3.002in" draw:caption-point-x="-0.2402in" draw:caption-point-y="0.5945in">
              <dc:creator>Unknown Author</dc:creator>
              <dc:date>2024-10-10T14:28:00</dc:date>
              <text:p>- Algoritmo el juego de la vida.</text:p>
              <text:p/>
              <text:p>- </text:p>
            </office:annotation>
            <text:p>MB</text:p>
          </table:table-cell>
          <table:table-cell table:style-name="ce70" table:number-columns-repeated="3"/>
          <table:table-cell table:style-name="ce72" table:formula="of:=(CTP([.F9])*[.$F$4]+CTP([.G9])*[.$G$4]+CTP([.H9])*[.$H$4]+CTP([.I9])*[.$I$4])" office:value-type="string" office:string-value="" calcext:value-type="error">
            <text:p>#VALUE!</text:p>
          </table:table-cell>
          <table:table-cell/>
          <table:table-cell table:style-name="ce74" table:formula="of:=([.J9]*[items.$C$3])/[items.$D$3]" office:value-type="string" office:string-value="" calcext:value-type="error">
            <text:p>#VALUE!</text:p>
          </table:table-cell>
          <table:table-cell table:style-name="ce74" table:formula="of:=SUM([.L9:.L9])" office:value-type="string" office:string-value="" calcext:value-type="error">
            <text:p>#VALUE!</text:p>
          </table:table-cell>
          <table:table-cell table:style-name="ce72" table:formula="of:=IF([.$M$4]&lt;[.M9];&quot;E&quot;;ROUND(TRUNC(IF([.M9]&lt;51;3*[.M9]/51+1;3*([.M9]-51)/49+4);2);1))" office:value-type="string" office:string-value="" calcext:value-type="error">
            <text:p>#VALUE!</text:p>
          </table:table-cell>
          <table:table-cell table:number-columns-repeated="986"/>
        </table:table-row>
        <table:table-row table:style-name="ro2" table:number-rows-repeated="104856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>
        <table:named-expression table:name="SHARED_FORMULA_12_15_12_15_1" table:base-cell-address="$items.$A$1" table:expression="&quot;IF([.$A16]&gt;[.M$1];&quot;&quot; &quot;&quot;;[.$A16]/[.M$1]*6+1)&quot;"/>
        <table:named-expression table:name="SHARED_FORMULA_12_25_12_25_1" table:base-cell-address="$items.$A$1" table:expression="&quot;IF([.$A26]&gt;[.M$1];&quot;&quot; &quot;&quot;;[.$A26]/[.M$1]*6+1)&quot;"/>
        <table:named-expression table:name="SHARED_FORMULA_12_35_12_35_1" table:base-cell-address="$items.$A$1" table:expression="&quot;IF([.$A36]&gt;[.M$1];&quot;&quot; &quot;&quot;;[.$A36]/[.M$1]*6+1)&quot;"/>
        <table:named-expression table:name="SHARED_FORMULA_12_45_12_45_1" table:base-cell-address="$items.$A$1" table:expression="&quot;IF([.$A46]&gt;[.M$1];&quot;&quot; &quot;&quot;;[.$A46]/[.M$1]*6+1)&quot;"/>
        <table:named-expression table:name="SHARED_FORMULA_12_55_12_55_1" table:base-cell-address="$items.$A$1" table:expression="&quot;IF([.$A56]&gt;[.M$1];&quot;&quot; &quot;&quot;;[.$A56]/[.M$1]*6+1)&quot;"/>
        <table:named-expression table:name="SHARED_FORMULA_12_5_12_5_1" table:base-cell-address="$items.$A$1" table:expression="&quot;IF([.$A6]&gt;[.M$1];&quot;&quot; &quot;&quot;;[.$A6]/[.M$1]*6+1)&quot;"/>
        <table:named-expression table:name="SHARED_FORMULA_12_65_12_65_1" table:base-cell-address="$items.$A$1" table:expression="&quot;IF([.$A66]&gt;[.M$1];&quot;&quot; &quot;&quot;;[.$A66]/[.M$1]*6+1)&quot;"/>
        <table:named-expression table:name="SHARED_FORMULA_16_72_16_72_1" table:base-cell-address="$items.$A$1" table:expression="&quot;IF([.$A73]&gt;[.Q$1];&quot;&quot; &quot;&quot;;[.$A73]/[.Q$1]*6+1)&quot;"/>
        <table:named-expression table:name="SHARED_FORMULA_16_88_16_88_1" table:base-cell-address="$items.$A$1" table:expression="&quot;IF([.$A89]&gt;[.Q$1];&quot;&quot; &quot;&quot;;[.$A89]/[.Q$1]*6+1)&quot;"/>
        <table:named-expression table:name="SHARED_FORMULA_1_1_1_1_1" table:base-cell-address="$items.$A$1" table:expression="&quot;IF([.$A2]&gt;[.B$1];&quot;&quot; &quot;&quot;;[.$A2]/[.B$1]*6+1)&quot;"/>
        <table:named-expression table:name="SHARED_FORMULA_1_33_1_33_1" table:base-cell-address="$items.$A$1" table:expression="&quot;IF([.$A34]&gt;[.B$1];&quot;&quot; &quot;&quot;;[.$A34]/[.B$1]*6+1)&quot;"/>
        <table:named-expression table:name="SHARED_FORMULA_1_65_1_65_1" table:base-cell-address="$items.$A$1" table:expression="&quot;IF([.$A66]&gt;[.B$1];&quot;&quot; &quot;&quot;;[.$A66]/[.B$1]*6+1)&quot;"/>
        <table:named-expression table:name="SHARED_FORMULA_1_73_1_73_1" table:base-cell-address="$items.$A$1" table:expression="&quot;IF([.$A74]&gt;[.B$1];&quot;&quot; &quot;&quot;;[.$A74]/[.B$1]*6+1)&quot;"/>
        <table:named-expression table:name="SHARED_FORMULA_1_89_1_89_1" table:base-cell-address="$items.$A$1" table:expression="&quot;IF([.$A90]&gt;[.B$1];&quot;&quot; &quot;&quot;;[.$A90]/[.B$1]*6+1)&quot;"/>
        <table:named-expression table:name="SHARED_FORMULA_22_15_22_15_1" table:base-cell-address="$items.$A$1" table:expression="&quot;IF([.$A16]&gt;[.W$1];&quot;&quot; &quot;&quot;;[.$A16]/[.W$1]*6+1)&quot;"/>
        <table:named-expression table:name="SHARED_FORMULA_22_25_22_25_1" table:base-cell-address="$items.$A$1" table:expression="&quot;IF([.$A26]&gt;[.W$1];&quot;&quot; &quot;&quot;;[.$A26]/[.W$1]*6+1)&quot;"/>
        <table:named-expression table:name="SHARED_FORMULA_22_35_22_35_1" table:base-cell-address="$items.$A$1" table:expression="&quot;IF([.$A36]&gt;[.W$1];&quot;&quot; &quot;&quot;;[.$A36]/[.W$1]*6+1)&quot;"/>
        <table:named-expression table:name="SHARED_FORMULA_22_45_22_45_1" table:base-cell-address="$items.$A$1" table:expression="&quot;IF([.$A46]&gt;[.W$1];&quot;&quot; &quot;&quot;;[.$A46]/[.W$1]*6+1)&quot;"/>
        <table:named-expression table:name="SHARED_FORMULA_22_55_22_55_1" table:base-cell-address="$items.$A$1" table:expression="&quot;IF([.$A56]&gt;[.W$1];&quot;&quot; &quot;&quot;;[.$A56]/[.W$1]*6+1)&quot;"/>
        <table:named-expression table:name="SHARED_FORMULA_22_5_22_5_1" table:base-cell-address="$items.$A$1" table:expression="&quot;IF([.$A6]&gt;[.W$1];&quot;&quot; &quot;&quot;;[.$A6]/[.W$1]*6+1)&quot;"/>
        <table:named-expression table:name="SHARED_FORMULA_22_65_22_65_1" table:base-cell-address="$items.$A$1" table:expression="&quot;IF([.$A66]&gt;[.W$1];&quot;&quot; &quot;&quot;;[.$A66]/[.W$1]*6+1)&quot;"/>
        <table:named-expression table:name="SHARED_FORMULA_2_15_2_15_1" table:base-cell-address="$items.$A$1" table:expression="&quot;IF([.$A16]&gt;[.C$1];&quot;&quot; &quot;&quot;;[.$A16]/[.C$1]*6+1)&quot;"/>
        <table:named-expression table:name="SHARED_FORMULA_2_1_2_1_1" table:base-cell-address="$items.$A$1" table:expression="&quot;IF([.$A2]&gt;[.C$1];&quot;&quot; &quot;&quot;;[.$A2]/[.C$1]*6+1)&quot;"/>
        <table:named-expression table:name="SHARED_FORMULA_2_25_2_25_1" table:base-cell-address="$items.$A$1" table:expression="&quot;IF([.$A26]&gt;[.C$1];&quot;&quot; &quot;&quot;;[.$A26]/[.C$1]*6+1)&quot;"/>
        <table:named-expression table:name="SHARED_FORMULA_2_35_2_35_1" table:base-cell-address="$items.$A$1" table:expression="&quot;IF([.$A36]&gt;[.C$1];&quot;&quot; &quot;&quot;;[.$A36]/[.C$1]*6+1)&quot;"/>
        <table:named-expression table:name="SHARED_FORMULA_2_45_2_45_1" table:base-cell-address="$items.$A$1" table:expression="&quot;IF([.$A46]&gt;[.C$1];&quot;&quot; &quot;&quot;;[.$A46]/[.C$1]*6+1)&quot;"/>
        <table:named-expression table:name="SHARED_FORMULA_2_55_2_55_1" table:base-cell-address="$items.$A$1" table:expression="&quot;IF([.$A56]&gt;[.C$1];&quot;&quot; &quot;&quot;;[.$A56]/[.C$1]*6+1)&quot;"/>
        <table:named-expression table:name="SHARED_FORMULA_2_5_2_5_1" table:base-cell-address="$items.$A$1" table:expression="&quot;IF([.$A6]&gt;[.C$1];&quot;&quot; &quot;&quot;;[.$A6]/[.C$1]*6+1)&quot;"/>
        <table:named-expression table:name="SHARED_FORMULA_2_65_2_65_1" table:base-cell-address="$items.$A$1" table:expression="&quot;IF([.$A66]&gt;[.C$1];&quot;&quot; &quot;&quot;;[.$A66]/[.C$1]*6+1)&quot;"/>
        <table:named-expression table:name="SHARED_FORMULA_2_72_2_72_1" table:base-cell-address="$items.$A$1" table:expression="&quot;IF([.$A73]&gt;[.C$1];&quot;&quot; &quot;&quot;;[.$A73]/[.C$1]*6+1)&quot;"/>
        <table:named-expression table:name="SHARED_FORMULA_32_15_32_15_1" table:base-cell-address="$items.$A$1" table:expression="&quot;IF([.$A16]&gt;[.AG$1];&quot;&quot; &quot;&quot;;[.$A16]/[.AG$1]*6+1)&quot;"/>
        <table:named-expression table:name="SHARED_FORMULA_32_25_32_25_1" table:base-cell-address="$items.$A$1" table:expression="&quot;IF([.$A26]&gt;[.AG$1];&quot;&quot; &quot;&quot;;[.$A26]/[.AG$1]*6+1)&quot;"/>
        <table:named-expression table:name="SHARED_FORMULA_32_35_32_35_1" table:base-cell-address="$items.$A$1" table:expression="&quot;IF([.$A36]&gt;[.AG$1];&quot;&quot; &quot;&quot;;[.$A36]/[.AG$1]*6+1)&quot;"/>
        <table:named-expression table:name="SHARED_FORMULA_32_45_32_45_1" table:base-cell-address="$items.$A$1" table:expression="&quot;IF([.$A46]&gt;[.AG$1];&quot;&quot; &quot;&quot;;[.$A46]/[.AG$1]*6+1)&quot;"/>
        <table:named-expression table:name="SHARED_FORMULA_32_55_32_55_1" table:base-cell-address="$items.$A$1" table:expression="&quot;IF([.$A56]&gt;[.AG$1];&quot;&quot; &quot;&quot;;[.$A56]/[.AG$1]*6+1)&quot;"/>
        <table:named-expression table:name="SHARED_FORMULA_32_5_32_5_1" table:base-cell-address="$items.$A$1" table:expression="&quot;IF([.$A6]&gt;[.AG$1];&quot;&quot; &quot;&quot;;[.$A6]/[.AG$1]*6+1)&quot;"/>
        <table:named-expression table:name="SHARED_FORMULA_32_65_32_65_1" table:base-cell-address="$items.$A$1" table:expression="&quot;IF([.$A66]&gt;[.AG$1];&quot;&quot; &quot;&quot;;[.$A66]/[.AG$1]*6+1)&quot;"/>
        <table:named-expression table:name="SHARED_FORMULA_32_72_32_72_1" table:base-cell-address="$items.$A$1" table:expression="&quot;IF([.$A73]&gt;[.AG$1];&quot;&quot; &quot;&quot;;[.$A73]/[.AG$1]*6+1)&quot;"/>
        <table:named-expression table:name="SHARED_FORMULA_32_74_32_74_1" table:base-cell-address="$items.$A$1" table:expression="&quot;IF([.$A75]&gt;[.AG$1];&quot;&quot; &quot;&quot;;[.$A75]/[.AG$1]*6+1)&quot;"/>
        <table:named-expression table:name="SHARED_FORMULA_32_75_32_75_1" table:base-cell-address="$items.$A$1" table:expression="&quot;IF([.$A76]&gt;[.AG$1];&quot;&quot; &quot;&quot;;[.$A76]/[.AG$1]*6+1)&quot;"/>
        <table:named-expression table:name="SHARED_FORMULA_32_76_32_76_1" table:base-cell-address="$items.$A$1" table:expression="&quot;IF([.$A77]&gt;[.AG$1];&quot;&quot; &quot;&quot;;[.$A77]/[.AG$1]*6+1)&quot;"/>
        <table:named-expression table:name="SHARED_FORMULA_32_92_32_92_1" table:base-cell-address="$items.$A$1" table:expression="&quot;IF([.$A93]&gt;[.AG$1];&quot;&quot; &quot;&quot;;[.$A93]/[.AG$1]*6+1)&quot;"/>
        <table:named-expression table:name="SHARED_FORMULA_42_15_42_15_1" table:base-cell-address="$items.$A$1" table:expression="&quot;IF([.$A16]&gt;[.AQ$1];&quot;&quot; &quot;&quot;;[.$A16]/[.AQ$1]*6+1)&quot;"/>
        <table:named-expression table:name="SHARED_FORMULA_42_25_42_25_1" table:base-cell-address="$items.$A$1" table:expression="&quot;IF([.$A26]&gt;[.AQ$1];&quot;&quot; &quot;&quot;;[.$A26]/[.AQ$1]*6+1)&quot;"/>
        <table:named-expression table:name="SHARED_FORMULA_42_35_42_35_1" table:base-cell-address="$items.$A$1" table:expression="&quot;IF([.$A36]&gt;[.AQ$1];&quot;&quot; &quot;&quot;;[.$A36]/[.AQ$1]*6+1)&quot;"/>
        <table:named-expression table:name="SHARED_FORMULA_42_45_42_45_1" table:base-cell-address="$items.$A$1" table:expression="&quot;IF([.$A46]&gt;[.AQ$1];&quot;&quot; &quot;&quot;;[.$A46]/[.AQ$1]*6+1)&quot;"/>
        <table:named-expression table:name="SHARED_FORMULA_42_55_42_55_1" table:base-cell-address="$items.$A$1" table:expression="&quot;IF([.$A56]&gt;[.AQ$1];&quot;&quot; &quot;&quot;;[.$A56]/[.AQ$1]*6+1)&quot;"/>
        <table:named-expression table:name="SHARED_FORMULA_42_5_42_5_1" table:base-cell-address="$items.$A$1" table:expression="&quot;IF([.$A6]&gt;[.AQ$1];&quot;&quot; &quot;&quot;;[.$A6]/[.AQ$1]*6+1)&quot;"/>
        <table:named-expression table:name="SHARED_FORMULA_42_65_42_65_1" table:base-cell-address="$items.$A$1" table:expression="&quot;IF([.$A66]&gt;[.AQ$1];&quot;&quot; &quot;&quot;;[.$A66]/[.AQ$1]*6+1)&quot;"/>
        <table:named-expression table:name="SHARED_FORMULA_42_72_42_72_1" table:base-cell-address="$items.$A$1" table:expression="&quot;IF([.$A73]&gt;[.AQ$1];&quot;&quot; &quot;&quot;;[.$A73]/[.AQ$1]*6+1)&quot;"/>
        <table:named-expression table:name="SHARED_FORMULA_47_75_47_75_1" table:base-cell-address="$items.$A$1" table:expression="&quot;IF([.$A76]&gt;[.AV$1];&quot;&quot; &quot;&quot;;[.$A76]/[.AV$1]*6+1)&quot;"/>
        <table:named-expression table:name="SHARED_FORMULA_47_91_47_91_1" table:base-cell-address="$items.$A$1" table:expression="&quot;IF([.$A92]&gt;[.AV$1];&quot;&quot; &quot;&quot;;[.$A92]/[.AV$1]*6+1)&quot;"/>
        <table:named-expression table:name="SHARED_FORMULA_52_15_52_15_1" table:base-cell-address="$items.$A$1" table:expression="&quot;IF([.$A16]&gt;[.BA$1];&quot;&quot; &quot;&quot;;[.$A16]/[.BA$1]*6+1)&quot;"/>
        <table:named-expression table:name="SHARED_FORMULA_52_25_52_25_1" table:base-cell-address="$items.$A$1" table:expression="&quot;IF([.$A26]&gt;[.BA$1];&quot;&quot; &quot;&quot;;[.$A26]/[.BA$1]*6+1)&quot;"/>
        <table:named-expression table:name="SHARED_FORMULA_52_35_52_35_1" table:base-cell-address="$items.$A$1" table:expression="&quot;IF([.$A36]&gt;[.BA$1];&quot;&quot; &quot;&quot;;[.$A36]/[.BA$1]*6+1)&quot;"/>
        <table:named-expression table:name="SHARED_FORMULA_52_45_52_45_1" table:base-cell-address="$items.$A$1" table:expression="&quot;IF([.$A46]&gt;[.BA$1];&quot;&quot; &quot;&quot;;[.$A46]/[.BA$1]*6+1)&quot;"/>
        <table:named-expression table:name="SHARED_FORMULA_52_55_52_55_1" table:base-cell-address="$items.$A$1" table:expression="&quot;IF([.$A56]&gt;[.BA$1];&quot;&quot; &quot;&quot;;[.$A56]/[.BA$1]*6+1)&quot;"/>
        <table:named-expression table:name="SHARED_FORMULA_52_5_52_5_1" table:base-cell-address="$items.$A$1" table:expression="&quot;IF([.$A6]&gt;[.BA$1];&quot;&quot; &quot;&quot;;[.$A6]/[.BA$1]*6+1)&quot;"/>
        <table:named-expression table:name="SHARED_FORMULA_52_65_52_65_1" table:base-cell-address="$items.$A$1" table:expression="&quot;IF([.$A66]&gt;[.BA$1];&quot;&quot; &quot;&quot;;[.$A66]/[.BA$1]*6+1)&quot;"/>
        <table:named-expression table:name="SHARED_FORMULA_52_72_52_72_1" table:base-cell-address="$items.$A$1" table:expression="&quot;IF([.$A73]&gt;[.BA$1];&quot;&quot; &quot;&quot;;[.$A73]/[.BA$1]*6+1)&quot;"/>
        <table:named-expression table:name="SHARED_FORMULA_63_74_63_74_1" table:base-cell-address="$items.$A$1" table:expression="&quot;IF([.$A75]&gt;[.BL$1];&quot;&quot; &quot;&quot;;[.$A75]/[.BL$1]*6+1)&quot;"/>
        <table:named-expression table:name="SHARED_FORMULA_63_93_63_93_1" table:base-cell-address="$items.$A$1" table:expression="&quot;IF([.$A94]&gt;[.BL$1];&quot;&quot; &quot;&quot;;[.$A94]/[.BL$1]*6+1)&quot;"/>
        <table:named-expression table:name="SHARED_FORMULA_65_36_65_36_1" table:base-cell-address="$items.$A$1" table:expression="&quot;IF([.$A37]&gt;[.BN$1];&quot;&quot; &quot;&quot;;[.$A37]/[.BN$1]*6+1)&quot;"/>
        <table:named-expression table:name="SHARED_FORMULA_65_4_65_4_1" table:base-cell-address="$items.$A$1" table:expression="&quot;IF([.$A5]&gt;[.BN$1];&quot;&quot; &quot;&quot;;[.$A5]/[.BN$1]*6+1)&quot;"/>
        <table:named-expression table:name="SHARED_FORMULA_65_68_65_68_1" table:base-cell-address="$items.$A$1" table:expression="&quot;IF([.$A69]&gt;[.BN$1];&quot;&quot; &quot;&quot;;[.$A69]/[.BN$1]*6+1)&quot;"/>
        <table:named-expression table:name="SHARED_FORMULA_66_19_66_19_1" table:base-cell-address="$items.$A$1" table:expression="&quot;IF([.$A20]&gt;[.BO$1];&quot;&quot; &quot;&quot;;[.$A20]/[.BO$1]*6+1)&quot;"/>
        <table:named-expression table:name="SHARED_FORMULA_66_1_66_1_1" table:base-cell-address="$items.$A$1" table:expression="&quot;IF([.$A2]&gt;[.BO$1];&quot;&quot; &quot;&quot;;[.$A2]/[.BO$1]*6+1)&quot;"/>
        <table:named-expression table:name="SHARED_FORMULA_66_29_66_29_1" table:base-cell-address="$items.$A$1" table:expression="&quot;IF([.$A30]&gt;[.BO$1];&quot;&quot; &quot;&quot;;[.$A30]/[.BO$1]*6+1)&quot;"/>
        <table:named-expression table:name="SHARED_FORMULA_66_39_66_39_1" table:base-cell-address="$items.$A$1" table:expression="&quot;IF([.$A40]&gt;[.BO$1];&quot;&quot; &quot;&quot;;[.$A40]/[.BO$1]*6+1)&quot;"/>
        <table:named-expression table:name="SHARED_FORMULA_66_49_66_49_1" table:base-cell-address="$items.$A$1" table:expression="&quot;IF([.$A50]&gt;[.BO$1];&quot;&quot; &quot;&quot;;[.$A50]/[.BO$1]*6+1)&quot;"/>
        <table:named-expression table:name="SHARED_FORMULA_66_59_66_59_1" table:base-cell-address="$items.$A$1" table:expression="&quot;IF([.$A60]&gt;[.BO$1];&quot;&quot; &quot;&quot;;[.$A60]/[.BO$1]*6+1)&quot;"/>
        <table:named-expression table:name="SHARED_FORMULA_66_69_66_69_1" table:base-cell-address="$items.$A$1" table:expression="&quot;IF([.$A70]&gt;[.BO$1];&quot;&quot; &quot;&quot;;[.$A70]/[.BO$1]*6+1)&quot;"/>
        <table:named-expression table:name="SHARED_FORMULA_66_9_66_9_1" table:base-cell-address="$items.$A$1" table:expression="&quot;IF([.$A10]&gt;[.BO$1];&quot;&quot; &quot;&quot;;[.$A10]/[.BO$1]*6+1)&quot;"/>
        <table:named-expression table:name="SHARED_FORMULA_69_92_69_92_1" table:base-cell-address="$items.$A$1" table:expression="&quot;IF([.$A93]&gt;[.BR$1];&quot;&quot; &quot;&quot;;[.$A93]/[.BR$1]*6+1)&quot;"/>
        <table:named-expression table:name="SHARED_FORMULA_76_18_76_18_1" table:base-cell-address="$items.$A$1" table:expression="&quot;IF([.$A19]&gt;[.BY$1];&quot;&quot; &quot;&quot;;[.$A19]/[.BY$1]*6+1)&quot;"/>
        <table:named-expression table:name="SHARED_FORMULA_76_28_76_28_1" table:base-cell-address="$items.$A$1" table:expression="&quot;IF([.$A29]&gt;[.BY$1];&quot;&quot; &quot;&quot;;[.$A29]/[.BY$1]*6+1)&quot;"/>
        <table:named-expression table:name="SHARED_FORMULA_76_38_76_38_1" table:base-cell-address="$items.$A$1" table:expression="&quot;IF([.$A39]&gt;[.BY$1];&quot;&quot; &quot;&quot;;[.$A39]/[.BY$1]*6+1)&quot;"/>
        <table:named-expression table:name="SHARED_FORMULA_76_48_76_48_1" table:base-cell-address="$items.$A$1" table:expression="&quot;IF([.$A49]&gt;[.BY$1];&quot;&quot; &quot;&quot;;[.$A49]/[.BY$1]*6+1)&quot;"/>
        <table:named-expression table:name="SHARED_FORMULA_76_58_76_58_1" table:base-cell-address="$items.$A$1" table:expression="&quot;IF([.$A59]&gt;[.BY$1];&quot;&quot; &quot;&quot;;[.$A59]/[.BY$1]*6+1)&quot;"/>
        <table:named-expression table:name="SHARED_FORMULA_76_68_76_68_1" table:base-cell-address="$items.$A$1" table:expression="&quot;IF([.$A69]&gt;[.BY$1];&quot;&quot; &quot;&quot;;[.$A69]/[.BY$1]*6+1)&quot;"/>
        <table:named-expression table:name="SHARED_FORMULA_76_8_76_8_1" table:base-cell-address="$items.$A$1" table:expression="&quot;IF([.$A9]&gt;[.BY$1];&quot;&quot; &quot;&quot;;[.$A9]/[.BY$1]*6+1)&quot;"/>
        <table:named-expression table:name="SHARED_FORMULA_79_77_79_77_1" table:base-cell-address="$items.$A$1" table:expression="&quot;IF([.$A78]&gt;[.CB$1];&quot;&quot; &quot;&quot;;[.$A78]/[.CB$1]*6+1)&quot;"/>
        <table:named-expression table:name="SHARED_FORMULA_79_80_79_80_1" table:base-cell-address="$items.$A$1" table:expression="&quot;IF([.$A81]&gt;[.CB$1];&quot;&quot; &quot;&quot;;[.$A81]/[.CB$1]*6+1)&quot;"/>
        <table:named-expression table:name="SHARED_FORMULA_79_90_79_90_1" table:base-cell-address="$items.$A$1" table:expression="&quot;IF([.$A91]&gt;[.CB$1];&quot;&quot; &quot;&quot;;[.$A91]/[.CB$1]*6+1)&quot;"/>
        <table:named-expression table:name="SHARED_FORMULA_86_18_86_18_1" table:base-cell-address="$items.$A$1" table:expression="&quot;IF([.$A19]&gt;[.CI$1];&quot;&quot; &quot;&quot;;[.$A19]/[.CI$1]*6+1)&quot;"/>
        <table:named-expression table:name="SHARED_FORMULA_86_28_86_28_1" table:base-cell-address="$items.$A$1" table:expression="&quot;IF([.$A29]&gt;[.CI$1];&quot;&quot; &quot;&quot;;[.$A29]/[.CI$1]*6+1)&quot;"/>
        <table:named-expression table:name="SHARED_FORMULA_86_38_86_38_1" table:base-cell-address="$items.$A$1" table:expression="&quot;IF([.$A39]&gt;[.CI$1];&quot;&quot; &quot;&quot;;[.$A39]/[.CI$1]*6+1)&quot;"/>
        <table:named-expression table:name="SHARED_FORMULA_86_48_86_48_1" table:base-cell-address="$items.$A$1" table:expression="&quot;IF([.$A49]&gt;[.CI$1];&quot;&quot; &quot;&quot;;[.$A49]/[.CI$1]*6+1)&quot;"/>
        <table:named-expression table:name="SHARED_FORMULA_86_58_86_58_1" table:base-cell-address="$items.$A$1" table:expression="&quot;IF([.$A59]&gt;[.CI$1];&quot;&quot; &quot;&quot;;[.$A59]/[.CI$1]*6+1)&quot;"/>
        <table:named-expression table:name="SHARED_FORMULA_86_68_86_68_1" table:base-cell-address="$items.$A$1" table:expression="&quot;IF([.$A69]&gt;[.CI$1];&quot;&quot; &quot;&quot;;[.$A69]/[.CI$1]*6+1)&quot;"/>
        <table:named-expression table:name="SHARED_FORMULA_86_80_86_80_1" table:base-cell-address="$items.$A$1" table:expression="&quot;IF([.$A81]&gt;[.CI$1];&quot;&quot; &quot;&quot;;[.$A81]/[.CI$1]*6+1)&quot;"/>
        <table:named-expression table:name="SHARED_FORMULA_86_8_86_8_1" table:base-cell-address="$items.$A$1" table:expression="&quot;IF([.$A9]&gt;[.CI$1];&quot;&quot; &quot;&quot;;[.$A9]/[.CI$1]*6+1)&quot;"/>
        <table:named-expression table:name="SHARED_FORMULA_86_97_86_97_1" table:base-cell-address="$items.$A$1" table:expression="&quot;IF([.$A98]&gt;[.CI$1];&quot;&quot; &quot;&quot;;[.$A98]/[.CI$1]*6+1)&quot;"/>
        <table:named-expression table:name="SHARED_FORMULA_89_77_89_77_1" table:base-cell-address="$items.$A$1" table:expression="&quot;IF([.$A78]&gt;[.CL$1];&quot;&quot; &quot;&quot;;[.$A78]/[.CL$1]*6+1)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, Arial" style:font-family-generic="roman" style:font-pitch="variable"/>
    <style:font-face style:name="Noto Sans" svg:font-family="'Noto Sans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s" fo:country="C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32P0" style:volatile="true">
      <number:number number:decimal-places="0" number:min-decimal-places="0" number:min-integer-digits="1" number:grouping="true"/>
      <number:text>Pts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Pts </number:text>
    </number:number-style>
    <number:number-style style:name="N132P2" style:volatile="true">
      <number:text>-Pts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number:min-decimal-places="0" number:min-integer-digits="1" number:grouping="true"/>
      <number:text>Pts</number:text>
    </number:number-style>
    <number:number-style style:name="N134"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34P0"/>
    </number:number-style>
    <number:number-style style:name="N138P0" style:volatile="true"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decimal-places="2" number:min-integer-digits="1" number:grouping="true"/>
      <number:text>Pts</number:text>
    </number:number-style>
    <number:number-style style:name="N156"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156P0"/>
    </number:number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number number:decimal-places="0" number:min-decimal-places="0" number:min-integer-digits="1" number:grouping="true"/>
      <number:text>Pts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58P0"/>
    </number:number-style>
    <number:number-style style:name="N162P0" style:volatile="true"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-</number:text>
      <number:number number:decimal-places="0" number:min-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4P0" style:volatile="true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64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decimal-places="1" number:min-integer-digits="0" number:grouping="true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">
      <number:number number:decimal-places="0" number:min-decimal-places="0" number:min-integer-digits="0" number:grouping="true"/>
    </number:number-style>
    <number:number-style style:name="N178">
      <number:number number:decimal-places="3" number:min-decimal-places="3" number:min-integer-digits="1"/>
    </number:number-style>
    <number:number-style style:name="N180P0" style:volatile="true">
      <number:number number:decimal-places="2" number:min-decimal-places="2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 </number:text>
      <number:number number:decimal-places="0" number:min-decimal-places="0" number:min-integer-digits="1" number:grouping="true"/>
    </number:number-style>
    <number:number-style style:name="N183">
      <number:text>-$ 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  <number:text> €</number:text>
    </number:number-style>
    <number:number-style style:name="N18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4P0"/>
    </number:number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currency-style style:name="N18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8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87P0"/>
    </number:currency-style>
    <number:number-style style:name="N18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number-style style:name="N191P0" style:volatile="true">
      <number:text>$ </number:text>
      <number:number number:decimal-places="2" number:min-decimal-places="2" number:min-integer-digits="1" number:grouping="true"/>
    </number:number-style>
    <number:number-style style:name="N19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5P0" style:volatile="true">
      <number:number number:decimal-places="2" number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number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Pts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Pts </number:text>
    </number:number-style>
    <number:number-style style:name="N199P2" style:volatile="true">
      <number:text>-</number:text>
      <number:number number:decimal-places="0" number:min-decimal-places="0" number:min-integer-digits="0"/>
      <number:text>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2" number:min-decimal-places="2" number:min-integer-digits="1" number:grouping="true"/>
      <number:text>Pts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200P0"/>
    </number:number-style>
    <number:time-style style:name="N201">
      <number:minutes number:style="long"/>
      <number:text>:</number:text>
      <number:seconds number:style="long" number:decimal-places="1"/>
    </number:time-style>
    <number:number-style style:name="N202">
      <number:number number:decimal-places="1" number:min-decimal-places="1" number:min-integer-digits="1"/>
    </number:number-style>
    <number:number-style style:name="N204P0" style:volatile="true"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04P2" style:volatile="true">
      <number:text>-</number:text>
      <number:number number:decimal-places="0" number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decimal-places="2" number:min-integer-digits="1" number:grouping="true"/>
      <number:text>      </number:text>
    </number:number-style>
    <number:number-style style:name="N20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8P2" style:volatile="true">
      <number:text>-</number:text>
      <number:number number:decimal-places="0" number:min-decimal-places="0" number:min-integer-digits="0"/>
      <number:text>  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212P2" style:volatile="true">
      <number:text>- 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 </number:text>
      <number:number number:decimal-places="0" number:min-decimal-places="0" number:min-integer-digits="1" number:grouping="true"/>
    </number:number-style>
    <number:number-style style:name="N213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4">
      <number:number number:decimal-places="1" number:min-decimal-places="1" number:min-integer-digits="1" number:grouping="true"/>
    </number:number-style>
    <number:number-style style:name="N215P0" style:volatile="true">
      <number:text>$ </number:text>
      <number:number number:decimal-places="2" number:min-decimal-places="2" number:min-integer-digits="1" number:grouping="true"/>
    </number:number-style>
    <number:number-style style:name="N215">
      <number:text>-$ </number:text>
      <number:number number:decimal-places="2" number:min-decimal-places="2" number:min-integer-digits="1" number:grouping="true"/>
      <style:map style:condition="value()&gt;=0" style:apply-style-name="N215P0"/>
    </number:number-style>
    <number:number-style style:name="N219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-$ </number:text>
      <number:number number:decimal-places="0" number:min-decimal-places="0" number:min-integer-digits="1" number:grouping="true"/>
      <number:text> </number:text>
    </number:number-style>
    <number:number-style style:name="N219P2" style:volatile="true">
      <number:text> $ 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decimal-places="0" number:min-integer-digits="1" number:grouping="true"/>
      <number:text> </number:text>
    </number:number-style>
    <number:number-style style:name="N2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21P2" style:volatile="true"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225P1" style:volatile="true">
      <number:text>-$ </number:text>
      <number:number number:decimal-places="2" number:min-decimal-places="2" number:min-integer-digits="1" number:grouping="true"/>
      <number:text> </number:text>
    </number:number-style>
    <number:number-style style:name="N225P2" style:volatile="true">
      <number:text> $ -</number:text>
      <number:number number:decimal-places="0" number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number:min-decimal-places="0" number:min-integer-digits="1" number:grouping="true"/>
      <number:text> </number:text>
    </number:number-style>
    <number:number-style style:name="N2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6P0"/>
    </number:number-style>
    <number:currency-style style:name="N2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time-style style:name="N2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30P0" style:volatile="true">
      <number:number number:decimal-places="0" number:min-decimal-places="0" number:min-integer-digits="1" number:grouping="true"/>
      <number:text> </number:text>
    </number:number-style>
    <number:number-style style:name="N2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30P0"/>
    </number:number-style>
    <number:currency-style style:name="N2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39P2" style:volatile="true">
      <number:currency-symbol/>
      <number:fill-character> </number:fill-character>
      <number:text>- </number:text>
    </number:currency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/>
      <number:text>-</number:text>
      <number:month number:textual="true"/>
      <number:text>-</number:text>
      <number:year/>
    </number:date-style>
    <number:currency-style style:name="N2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42P0"/>
    </number:currency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date-style style:name="N247">
      <number:day/>
      <number:text>-</number:text>
      <number:month number:textual="true"/>
    </number:date-style>
    <number:date-style style:name="N248">
      <number:month number:textual="true"/>
      <number:text>-</number:text>
      <number:year/>
    </number:date-style>
    <number:currency-style style:name="N2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49P0"/>
    </number:currency-style>
    <number:date-style style:name="N2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51">
      <number:hours/>
      <number:text>:</number:text>
      <number:minutes number:style="long"/>
      <number:text> </number:text>
      <number:am-pm/>
    </number:time-style>
    <number:time-style style:name="N252">
      <number:hours/>
      <number:text>:</number:text>
      <number:minutes number:style="long"/>
      <number:text>:</number:text>
      <number:seconds number:style="long"/>
    </number:time-style>
    <number:number-style style:name="N2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6P2" style:volatile="true">
      <number:text> </number:text>
      <number:fill-character> </number:fill-character>
      <number:text>-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2" number:min-decimal-places="2" number:min-integer-digits="1" number:grouping="true"/>
      <number:text> </number:text>
    </number:number-style>
    <number:number-style style:name="N2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7P0"/>
    </number:number-style>
    <number:time-style style:name="N258">
      <number:hours/>
      <number:text>:</number:text>
      <number:minutes number:style="long"/>
    </number:time-style>
    <number:currency-style style:name="N2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59P0"/>
    </number:currency-style>
    <number:date-style style:name="N260">
      <number:month/>
      <number:text>/</number:text>
      <number:day/>
      <number:text>/</number:text>
      <number:year number:style="long"/>
    </number:date-style>
    <number:time-style style:name="N261">
      <number:minutes number:style="long"/>
      <number:text>:</number:text>
      <number:seconds number:style="long"/>
      <number:text>.</number:text>
    </number:time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date-style style:name="N10145" number:language="en" number:country="US">
      <number:month number:textual="true"/>
      <number:text>-</number:text>
      <number:year/>
    </number:date-style>
    <number:date-style style:name="N10146" number:language="en" number:country="US">
      <number:day/>
      <number:text>-</number:text>
      <number:month number:textual="true"/>
    </number:date-style>
    <number:date-style style:name="N10147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8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8P2" style:volatile="true" number:language="en" number:country="US">
      <number:fill-character> </number:fill-character>
      <number:text>-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6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9P2" style:volatile="true" number:language="en" number:country="US">
      <number:currency-symbol/>
      <number:fill-character> </number:fill-character>
      <number:text>- </number:text>
    </number:currency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3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3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currency-style style:name="N1017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7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7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74" number:language="en" number:country="US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20111" number:language="es" number:country="C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12" number:language="es" number:country="CL">
      <number:minutes number:style="long"/>
      <number:text>:</number:text>
      <number:seconds number:style="long" number:decimal-places="1"/>
    </number:time-style>
    <number:time-style style:name="N20113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14" number:language="es" number:country="CL">
      <number:minutes number:style="long"/>
      <number:text>:</number:text>
      <number:seconds number:style="long"/>
    </number:time-style>
    <number:currency-style style:name="N20118P0" style:volatile="true" number:language="es" number:country="CL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20118P1" style:volatile="true" number:language="es" number:country="CL">
      <number:text>-</number:text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20118P2" style:volatile="true" number:language="es" number:country="CL">
      <number:currency-symbol/>
      <number:text> -</number:text>
      <number:number number:decimal-places="0" number:min-decimal-places="0" number:min-integer-digits="0"/>
      <number:text> </number:text>
    </number:currency-style>
    <number:text-style style:name="N20118" number:language="es" number:country="CL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s" number:country="CL">
      <number:number number:decimal-places="2" number:min-decimal-places="2" number:min-integer-digits="1" number:grouping="true"/>
      <number:text> </number:text>
    </number:number-style>
    <number:number-style style:name="N20122P1" style:volatile="true" number:language="es" number:country="CL">
      <number:text>-</number:text>
      <number:number number:decimal-places="2" number:min-decimal-places="2" number:min-integer-digits="1" number:grouping="true"/>
      <number:text> </number:text>
    </number:number-style>
    <number:number-style style:name="N20122P2" style:volatile="true" number:language="es" number:country="CL">
      <number:text>-</number:text>
      <number:number number:decimal-places="0" number:min-decimal-places="0" number:min-integer-digits="0"/>
      <number:text> </number:text>
    </number:number-style>
    <number:text-style style:name="N20122" number:language="es" number:country="CL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currency-style style:name="N20126P0" style:volatile="true" number:language="es" number:country="CL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20126P1" style:volatile="true" number:language="es" number:country="CL">
      <number:text>-</number:text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20126P2" style:volatile="true" number:language="es" number:country="CL">
      <number:currency-symbol/>
      <number:text> - </number:text>
    </number:currency-style>
    <number:text-style style:name="N20126" number:language="es" number:country="CL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30P0" style:volatile="true" number:language="es" number:country="CL"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es" number:country="CL"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es" number:country="CL">
      <number:text> - </number:text>
    </number:number-style>
    <number:text-style style:name="N20130" number:language="es" number:country="CL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1P0" style:volatile="true" number:language="es" number:country="CL">
      <number:number number:decimal-places="2" number:min-decimal-places="2" number:min-integer-digits="1" number:grouping="true"/>
    </number:number-style>
    <number:number-style style:name="N20131" number:language="es" number:country="CL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31P0"/>
    </number:number-style>
    <number:number-style style:name="N20132P0" style:volatile="true" number:language="es" number:country="CL">
      <number:number number:decimal-places="2" number:min-decimal-places="2" number:min-integer-digits="1" number:grouping="true"/>
    </number:number-style>
    <number:number-style style:name="N20132" number:language="es" number:country="CL">
      <number:text>-</number:text>
      <number:number number:decimal-places="2" number:min-decimal-places="2" number:min-integer-digits="1" number:grouping="true"/>
      <style:map style:condition="value()&gt;=0" style:apply-style-name="N20132P0"/>
    </number:number-style>
    <number:number-style style:name="N20133P0" style:volatile="true" number:language="es" number:country="CL">
      <number:number number:decimal-places="0" number:min-decimal-places="0" number:min-integer-digits="1" number:grouping="true"/>
    </number:number-style>
    <number:number-style style:name="N20133" number:language="es" number:country="CL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33P0"/>
    </number:number-style>
    <number:number-style style:name="N20134P0" style:volatile="true" number:language="es" number:country="CL">
      <number:number number:decimal-places="0" number:min-decimal-places="0" number:min-integer-digits="1" number:grouping="true"/>
    </number:number-style>
    <number:number-style style:name="N20134" number:language="es" number:country="CL">
      <number:text>-</number:text>
      <number:number number:decimal-places="0" number:min-decimal-places="0" number:min-integer-digits="1" number:grouping="true"/>
      <style:map style:condition="value()&gt;=0" style:apply-style-name="N20134P0"/>
    </number:number-style>
    <number:date-style style:name="N2013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36" number:language="es" number:country="CL">
      <number:hours/>
      <number:text>:</number:text>
      <number:minutes number:style="long"/>
      <number:text>:</number:text>
      <number:seconds number:style="long"/>
    </number:time-style>
    <number:time-style style:name="N20137" number:language="es" number:country="CL">
      <number:hours/>
      <number:text>:</number:text>
      <number:minutes number:style="long"/>
    </number:time-style>
    <number:time-style style:name="N20138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9" number:language="es" number:country="CL">
      <number:hours/>
      <number:text>:</number:text>
      <number:minutes number:style="long"/>
      <number:text> </number:text>
      <number:am-pm/>
    </number:time-style>
    <number:date-style style:name="N20140" number:language="es" number:country="CL">
      <number:month number:textual="true"/>
      <number:text>-</number:text>
      <number:year/>
    </number:date-style>
    <number:date-style style:name="N20141" number:language="es" number:country="CL">
      <number:day number:style="long"/>
      <number:text>-</number:text>
      <number:month number:textual="true"/>
      <number:text>-</number:text>
      <number:year/>
    </number:date-style>
    <number:currency-style style:name="N20143P0" style:volatile="true" number:language="es" number:country="CL">
      <number:currency-symbol/>
      <number:text> </number:text>
      <number:number number:decimal-places="2" number:min-decimal-places="2" number:min-integer-digits="1" number:grouping="true"/>
    </number:currency-style>
    <number:currency-style style:name="N20143" number:language="es" number:country="CL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20143P0"/>
    </number:currency-style>
    <number:currency-style style:name="N20144P0" style:volatile="true" number:language="es" number:country="CL">
      <number:currency-symbol/>
      <number:text> </number:text>
      <number:number number:decimal-places="2" number:min-decimal-places="2" number:min-integer-digits="1" number:grouping="true"/>
    </number:currency-style>
    <number:currency-style style:name="N20144" number:language="es" number:country="CL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20144P0"/>
    </number:currency-style>
    <number:currency-style style:name="N20146P0" style:volatile="true" number:language="es" number:country="CL">
      <number:currency-symbol/>
      <number:text> </number:text>
      <number:number number:decimal-places="0" number:min-decimal-places="0" number:min-integer-digits="1" number:grouping="true"/>
    </number:currency-style>
    <number:currency-style style:name="N20146" number:language="es" number:country="CL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20146P0"/>
    </number:currency-style>
    <number:currency-style style:name="N20147P0" style:volatile="true" number:language="es" number:country="CL">
      <number:currency-symbol/>
      <number:text> </number:text>
      <number:number number:decimal-places="0" number:min-decimal-places="0" number:min-integer-digits="1" number:grouping="true"/>
    </number:currency-style>
    <number:currency-style style:name="N20147" number:language="es" number:country="CL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2014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3in" fo:page-height="8.5in" style:num-format="1" style:print-orientation="landscape" fo:margin-top="0in" fo:margin-bottom="0in" fo:margin-left="0.0728in" fo:margin-right="0.0484in" style:print-page-order="ltr" style:first-page-number="1" style:scale-to="100%" style:print="charts drawings objects"/>
      <style:header-style>
        <style:header-footer-properties fo:min-height="0.1299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2:41:43.590756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initial-creator>Alejandro Jimenez</meta:initial-creator>
    <meta:creation-date>2012-03-29T17:31:28Z</meta:creation-date>
    <dc:date>2024-10-10T14:28:55.597971703</dc:date>
    <meta:editing-cycles>911</meta:editing-cycles>
    <meta:editing-duration>PT18H8M14S</meta:editing-duration>
    <meta:document-statistic meta:table-count="2" meta:cell-count="9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CTP(a)
	dim document as object
    document = ThisComponent
    items = document.Sheets(0)
    
    Select Case a
    	Case "N"
    		CTP = items.getCellRangeByName("I3").Value
    	Case "I"
    		CTP = items.getCellRangeByName("I4").Value
    	Case "S"
    		CTP = items.getCellRangeByName("I5").Value
    	Case "B"
    		CTP = items.getCellRangeByName("I6").Value
    	Case "MB"
    		CTP = items.getCellRangeByName("I7").Value
    	Case Else
    		CTP = "error"
    end Select
  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